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20000014E18BB62CCC2ECF0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0fdc" officeooo:paragraph-rsid="00030fdc"/>
    </style:style>
    <style:style style:name="P2" style:family="paragraph" style:parent-style-name="Standard">
      <style:paragraph-properties fo:text-align="start" style:justify-single-word="false"/>
      <style:text-properties officeooo:rsid="00030fdc" officeooo:paragraph-rsid="00030fd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0fdc" officeooo:paragraph-rsid="00030fdc"/>
    </style:style>
    <style:style style:name="P4" style:family="paragraph" style:parent-style-name="Standard">
      <style:paragraph-properties fo:text-align="start" style:justify-single-word="false"/>
      <style:text-properties officeooo:paragraph-rsid="00030fdc"/>
    </style:style>
    <style:style style:name="P5" style:family="paragraph" style:parent-style-name="Standard">
      <style:paragraph-properties fo:text-align="start" style:justify-single-word="false"/>
      <style:text-properties fo:font-weight="bold" officeooo:rsid="00030fdc" officeooo:paragraph-rsid="00030fd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officeooo:rsid="00030fdc" officeooo:paragraph-rsid="00030fdc" style:font-size-asian="12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officeooo:rsid="00030fdc" officeooo:paragraph-rsid="00030fdc" style:font-size-asian="12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officeooo:rsid="00030fdc" officeooo:paragraph-rsid="00030fdc" style:font-size-asian="12pt" style:font-size-complex="12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officeooo:rsid="00030fdc" officeooo:paragraph-rsid="00030fd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30fdc" officeooo:paragraph-rsid="00030fdc" style:font-size-asian="12pt" style:font-weight-asian="bold" style:font-size-complex="12pt" style:font-weight-complex="bold"/>
    </style:style>
    <style:style style:name="T1" style:family="text">
      <style:text-properties officeooo:rsid="00030f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ffic Sign Classifier</text:p>
      <text:p text:style-name="P1">Stephen Giardinelli</text:p>
      <text:p text:style-name="P1">Udacity Self Driving Car Nanodegree</text:p>
      <text:p text:style-name="P2"/>
      <text:p text:style-name="P5">Dataset Summary:</text:p>
      <text:p text:style-name="P2"><text:tab/></text:p>
      <text:p text:style-name="P2"><text:tab/>The dataset provided consisted of 51839 images containing one of 43 different types of German traffic signs. <text:s/>The data were 32x32x3 RGB images. <text:s/>The data were broken up into a training set containing 34799 images, a validation set containing 4410 images, and a testing set containing 12630 images. <text:s/>Unfortunately the data were not uniformly distributed over the 43 different classes. <text:s/>Therefore, I performed some data augmentation to create a more uniform and robust dataset. <text:s/>This data augmentation consisted of performing random transformations on the images. <text:s/>The four transformations used were: translation, rotation, blurring, and zooming. <text:s/>I left the testing dataset untouched.</text:p>
      <text:p text:style-name="P2"/>
      <text:p text:style-name="P2">My final dataset consisted of:</text:p>
      <text:list xml:id="list617169014877434323" text:style-name="L1">
        <text:list-item>
          <text:p text:style-name="P3">125338 training images</text:p>
        </text:list-item>
        <text:list-item>
          <text:p text:style-name="P3">22119 validation images</text:p>
        </text:list-item>
        <text:list-item>
          <text:p text:style-name="P3">147,457 total images</text:p>
        </text:list-item>
      </text:list>
      <text:p text:style-name="P2"/>
      <text:p text:style-name="P2"/>
      <text:p text:style-name="P5">Data Preprocessing:</text:p>
      <text:p text:style-name="P5"/>
      <text:p text:style-name="P2"><text:tab/>In order to preprocess the data, I performed the aforementioned data augmentation on the original RGB images. <text:s/>Once I had a uniform and robust dataset, I normalized the data from [0,255] to [0,1]. <text:s/>I also experimented with converting the data to grayscale. <text:s/>Since I have the benefit of a powerful GPU, I ended up leaving the data in RGB format because computation time was not an issue and the results seemed a little bit better.</text:p>
      <text:p text:style-name="P2"/>
      <text:p text:style-name="P2">Model Architecture:</text:p>
      <text:p text:style-name="P4"><text:span text:style-name="T1"><text:tab/>Before I arrived at my final network architecture, I played around with a lot of different networks and changed the hyper parameters a lot. <text:s/>Unfortunately I did not log all of this data for the numerous model architectures. <text:s/>The final architecture that I set on was as follows:</text:span></text:p>
      <text:p text:style-name="P2"/>
      <text:p text:style-name="P2"/>
      <text:p text:style-name="P2"><draw:frame draw:style-name="fr1" draw:name="Image1" text:anchor-type="paragraph" svg:x="0in" svg:y="0.1445in" svg:width="6.9252in" svg:height="1.6217in" draw:z-index="0"><draw:image xlink:href="Pictures/10000201000005920000014E18BB62CCC2ECF03A.png" xlink:type="simple" xlink:show="embed" xlink:actuate="onLoad"/></draw:frame></text:p>
      <text:p text:style-name="P2"/>
      <text:p text:style-name="P2"/>
      <text:p text:style-name="P10"/>
      <text:p text:style-name="P10"><text:soft-page-break/>Network Architecture:</text:p>
      <text:section text:style-name="Sect1" text:name="Section1">
        <text:list xml:id="list5257446251023857048" text:style-name="L3">
          <text:list-item>
            <text:p text:style-name="P7">Input Image: 32x32x3</text:p>
            <text:p text:style-name="P7"/>
          </text:list-item>
          <text:list-item>
            <text:p text:style-name="P7">Layer 1: Convolution</text:p>
            <text:list>
              <text:list-item>
                <text:p text:style-name="P7">Filter Size: 3x3x8</text:p>
              </text:list-item>
              <text:list-item>
                <text:p text:style-name="P7">Stride: 1x1</text:p>
              </text:list-item>
              <text:list-item>
                <text:p text:style-name="P7">Padding: Valid</text:p>
              </text:list-item>
              <text:list-item>
                <text:p text:style-name="P7">Output 30x30x8</text:p>
                <text:p text:style-name="P7"/>
              </text:list-item>
            </text:list>
          </text:list-item>
          <text:list-item>
            <text:p text:style-name="P7">Layer 2: Convolution</text:p>
            <text:list>
              <text:list-item>
                <text:p text:style-name="P7">Filter Size: 3x3x16</text:p>
              </text:list-item>
              <text:list-item>
                <text:p text:style-name="P7">Stride: 1x1</text:p>
              </text:list-item>
              <text:list-item>
                <text:p text:style-name="P7">Padding: Valid</text:p>
              </text:list-item>
              <text:list-item>
                <text:p text:style-name="P7">Output 28x28x16</text:p>
                <text:p text:style-name="P7"/>
              </text:list-item>
            </text:list>
          </text:list-item>
          <text:list-item>
            <text:p text:style-name="P7">Max Pooling With Dropout</text:p>
            <text:list>
              <text:list-item>
                <text:p text:style-name="P7">Filter Size: 2x2</text:p>
              </text:list-item>
              <text:list-item>
                <text:p text:style-name="P7">Stride: 2x2</text:p>
              </text:list-item>
              <text:list-item>
                <text:p text:style-name="P7">Padding: Valid</text:p>
              </text:list-item>
              <text:list-item>
                <text:p text:style-name="P7">Output: 14x14x16</text:p>
              </text:list-item>
              <text:list-item>
                <text:p text:style-name="P7">Keep Rate: 0.65</text:p>
                <text:p text:style-name="P7"/>
              </text:list-item>
            </text:list>
          </text:list-item>
          <text:list-item>
            <text:p text:style-name="P7">Layer 3: Convolution</text:p>
            <text:list>
              <text:list-item>
                <text:p text:style-name="P7">Filter Size: 3x3x32</text:p>
              </text:list-item>
              <text:list-item>
                <text:p text:style-name="P7">Stride: 1x1</text:p>
              </text:list-item>
              <text:list-item>
                <text:p text:style-name="P7">Padding: Valid</text:p>
              </text:list-item>
              <text:list-item>
                <text:p text:style-name="P7">Output 12x12x32</text:p>
                <text:p text:style-name="P7"/>
              </text:list-item>
            </text:list>
          </text:list-item>
          <text:list-item>
            <text:p text:style-name="P7">Layer 4: Convolution</text:p>
            <text:list>
              <text:list-item>
                <text:p text:style-name="P7">Filter Size: 3x3x64</text:p>
              </text:list-item>
              <text:list-item>
                <text:p text:style-name="P7">Stride: 1x1</text:p>
              </text:list-item>
              <text:list-item>
                <text:p text:style-name="P7">Padding: Valid</text:p>
              </text:list-item>
              <text:list-item>
                <text:p text:style-name="P7">Output 10x10x64</text:p>
                <text:p text:style-name="P7"/>
              </text:list-item>
            </text:list>
          </text:list-item>
          <text:list-item>
            <text:p text:style-name="P7">Max Pooling With Dropout</text:p>
            <text:list>
              <text:list-item>
                <text:p text:style-name="P7">Filter Size: 2x2</text:p>
              </text:list-item>
              <text:list-item>
                <text:p text:style-name="P7">Stride: 2x2</text:p>
              </text:list-item>
              <text:list-item>
                <text:p text:style-name="P7">Padding: Valid</text:p>
              </text:list-item>
              <text:list-item>
                <text:p text:style-name="P7">Output: 5x5x64</text:p>
              </text:list-item>
              <text:list-item>
                <text:p text:style-name="P7">Keep Rate: 0.65</text:p>
                <text:p text:style-name="P7"/>
              </text:list-item>
            </text:list>
          </text:list-item>
          <text:list-item>
            <text:p text:style-name="P7">Flatten</text:p>
            <text:list>
              <text:list-item>
                <text:p text:style-name="P7">Input: 5x5x64</text:p>
              </text:list-item>
              <text:list-item>
                <text:p text:style-name="P7">Output: 1x1600</text:p>
              </text:list-item>
            </text:list>
          </text:list-item>
        </text:list>
        <text:p text:style-name="P6"/>
        <text:p text:style-name="P6"/>
        <text:list xml:id="list145426928774551" text:continue-numbering="true" text:style-name="L3">
          <text:list-item>
            <text:p text:style-name="P7">Layer 5: Fully Connected</text:p>
            <text:list>
              <text:list-item>
                <text:p text:style-name="P7">Input: 1x1600</text:p>
              </text:list-item>
              <text:list-item>
                <text:p text:style-name="P7">Output: 1x800</text:p>
                <text:p text:style-name="P7"/>
              </text:list-item>
            </text:list>
          </text:list-item>
          <text:list-item>
            <text:p text:style-name="P7">Layer 6: Fully Connected</text:p>
            <text:list>
              <text:list-item>
                <text:p text:style-name="P7">Input: 1x800</text:p>
              </text:list-item>
              <text:list-item>
                <text:p text:style-name="P7">Output: 1x400</text:p>
                <text:p text:style-name="P7"/>
              </text:list-item>
            </text:list>
          </text:list-item>
          <text:list-item>
            <text:p text:style-name="P7">Layer 7: Fully Connected</text:p>
            <text:list>
              <text:list-item>
                <text:p text:style-name="P7">Input: 1x400</text:p>
              </text:list-item>
              <text:list-item>
                <text:p text:style-name="P7">Output: 1x43 (Logits)</text:p>
              </text:list-item>
            </text:list>
          </text:list-item>
        </text:list>
        <text:p text:style-name="P6"/>
        <text:p text:style-name="P6">Network Training:</text:p>
        <text:list xml:id="list624468669435364187" text:style-name="L4">
          <text:list-item>
            <text:p text:style-name="P8">Optimizer: Adam Optimizer</text:p>
          </text:list-item>
          <text:list-item>
            <text:p text:style-name="P8">Learning Rate: 0.001</text:p>
          </text:list-item>
          <text:list-item>
            <text:p text:style-name="P8">Batch Size: 1024</text:p>
          </text:list-item>
          <text:list-item>
            <text:p text:style-name="P8">Epochs: 35</text:p>
          </text:list-item>
          <text:list-item>
            <text:p text:style-name="P8">Dropout Keep Rate: 0.65</text:p>
          </text:list-item>
        </text:list>
        <text:p text:style-name="P6"/>
        <text:p text:style-name="P6">I was able to train the network on an Nvidia Quadro M500, so the training was relatively fast. <text:s/>After trying quite a few different network architectures I began to notice a few things that stood out. <text:s/>I notices that 3x3 convolutions seems to work slightly better than 5x5 convolutions. <text:s/>I also started out using network with far more filters than I needed. <text:s/>Once I hammered out the flaws, I realized that this problem did not requite a massive network.</text:p>
        <text:p text:style-name="P6"/>
        <text:p text:style-name="P6">After training for 35 epochs on the augmented training data. I ended up with:</text:p>
        <text:list xml:id="list7412011690299399495" text:style-name="L5">
          <text:list-item>
            <text:p text:style-name="P9">Training Accuracy: 1.00</text:p>
          </text:list-item>
          <text:list-item>
            <text:p text:style-name="P9">Validation Accuracy: 0.993</text:p>
          </text:list-item>
          <text:list-item>
            <text:p text:style-name="P9">Test Accuracy: 0.939</text:p>
          </text:list-item>
          <text:list-item>
            <text:p text:style-name="P9">5 New Image Accuracy: 1.00</text:p>
          </text:list-item>
        </text:list>
        <text:p text:style-name="P6"/>
        <text:p text:style-name="P6">With the 5 new images that I found online, I used GIMP to scale the images to 32x32 and ran them through the network. <text:s/>The network was 100% accurate on these five images and was extremely certain of it’s predictions. 4 of the 5 images were 100.00000% (up to 5 decimal places) and the fifth image was 99.99986%. <text:s/>This tells me that the network is not only accurate, but confident in it’s prediction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4:01:20.678427615</meta:creation-date>
    <dc:date>2017-10-26T14:54:25.803698738</dc:date>
    <meta:editing-duration>PT13M23S</meta:editing-duration>
    <meta:editing-cycles>1</meta:editing-cycles>
    <meta:document-statistic meta:table-count="0" meta:image-count="1" meta:object-count="0" meta:page-count="2" meta:paragraph-count="82" meta:word-count="632" meta:character-count="3554" meta:non-whitespace-character-count="3038"/>
    <meta:generator>LibreOffice/5.1.6.2$Linux_X86_64 LibreOffice_project/10m0$Build-2</meta:generator>
  </office:meta>
</office:document-meta>
</file>